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472cm" svg:x="14.893cm" svg:y="8.869cm">
          <text:p text:style-name="P1"><text:span text:style-name="T1">5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27cm" svg:x="7.816cm" svg:y="2.721cm">
          <text:p text:style-name="P1"><text:span text:style-name="T1">2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72cm" svg:x="11.083cm" svg:y="8.869cm">
          <text:p text:style-name="P1"><text:span text:style-name="T1">3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72cm" svg:x="7.273cm" svg:y="8.869cm">
          <text:p text:style-name="P1"><text:span text:style-name="T1">1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72cm" svg:x="7.816cm" svg:y="6.531cm">
          <text:p text:style-name="P1"><text:span text:style-name="T1">6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72cm" svg:x="7.816cm" svg:y="4.626cm">
          <text:p text:style-name="P1"><text:span text:style-name="T1">4.cache.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472cm" svg:x="7.816cm" svg:y="0.816cm">
          <text:p text:style-name="P1"><text:span text:style-name="T1">ABCD.cache.htm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427cm" svg:height="0.725cm" svg:x="0.814cm" svg:y="1.261cm">
          <draw:text-box>
            <text:p text:style-name="P3"><text:span text:style-name="T2">Initial download</text:span></text:p>
          </draw:text-box>
        </draw:frame>
        <draw:frame draw:style-name="gr2" draw:text-style-name="P4" draw:layer="layout" svg:width="3.503cm" svg:height="0.725cm" svg:x="0.831cm" svg:y="4.036cm">
          <draw:text-box>
            <text:p text:style-name="P3"><text:span text:style-name="T2">Initial fragments</text:span></text:p>
          </draw:text-box>
        </draw:frame>
        <draw:frame draw:style-name="gr2" draw:text-style-name="P4" draw:layer="layout" svg:width="3.838cm" svg:height="0.725cm" svg:x="0.831cm" svg:y="6.876cm">
          <draw:text-box>
            <text:p text:style-name="P3"><text:span text:style-name="T2">Leftover fragment</text:span></text:p>
          </draw:text-box>
        </draw:frame>
        <draw:frame draw:style-name="gr2" draw:text-style-name="P4" draw:layer="layout" svg:width="4.295cm" svg:height="0.725cm" svg:x="0.831cm" svg:y="9.071cm">
          <draw:text-box>
            <text:p text:style-name="P3"><text:span text:style-name="T2">Exclusive fragments</text:span></text:p>
          </draw:text-box>
        </draw:frame>
        <draw:line draw:style-name="gr3" draw:text-style-name="P5" draw:layer="layout" svg:x1="7.181cm" svg:y1="3.156cm" svg:x2="4.641cm" svg:y2="4.426cm">
          <text:p text:style-name="P3"/>
        </draw:line>
        <draw:line draw:style-name="gr3" draw:text-style-name="P5" draw:layer="layout" svg:x1="7.181cm" svg:y1="5.061cm" svg:x2="4.641cm" svg:y2="4.426cm">
          <text:p text:style-name="P3"/>
        </draw:line>
        <draw:line draw:style-name="gr3" draw:text-style-name="P5" draw:layer="layout" svg:x1="4.641cm" svg:y1="1.651cm" svg:x2="7.181cm" svg:y2="1.651cm">
          <text:p text:style-name="P3"/>
        </draw:line>
        <draw:line draw:style-name="gr3" draw:text-style-name="P5" draw:layer="layout" svg:x1="7.181cm" svg:y1="7.266cm" svg:x2="4.641cm" svg:y2="7.266cm">
          <text:p text:style-name="P3"/>
        </draw:line>
        <draw:line draw:style-name="gr3" draw:text-style-name="P5" draw:layer="layout" svg:x1="5.276cm" svg:y1="9.506cm" svg:x2="6.546cm" svg:y2="9.506cm">
          <text:p text:style-name="P3"/>
        </draw:line>
        <draw:line draw:style-name="gr3" draw:text-style-name="P5" draw:layer="layout" svg:x1="9.096cm" svg:y1="2.292cm" svg:x2="9.101cm" svg:y2="2.726cm">
          <text:p text:style-name="P3"/>
        </draw:line>
        <draw:line draw:style-name="gr3" draw:text-style-name="P5" draw:layer="layout" svg:x1="9.086cm" svg:y1="3.991cm" svg:x2="9.086cm" svg:y2="4.626cm">
          <text:p text:style-name="P3"/>
        </draw:line>
        <draw:line draw:style-name="gr3" draw:text-style-name="P5" draw:layer="layout" svg:x1="9.096cm" svg:y1="6.104cm" svg:x2="9.101cm" svg:y2="6.501cm">
          <text:p text:style-name="P3"/>
        </draw:line>
        <draw:line draw:style-name="gr3" draw:text-style-name="P5" draw:layer="layout" svg:x1="9.239cm" svg:y1="8.01cm" svg:x2="8.67cm" svg:y2="8.835cm">
          <text:p text:style-name="P3"/>
        </draw:line>
        <draw:line draw:style-name="gr3" draw:text-style-name="P5" draw:layer="layout" svg:x1="9.226cm" svg:y1="8.006cm" svg:x2="12.539cm" svg:y2="8.835cm">
          <text:p text:style-name="P3"/>
        </draw:line>
        <draw:line draw:style-name="gr3" draw:text-style-name="P5" draw:layer="layout" svg:x1="9.21cm" svg:y1="8.01cm" svg:x2="16.465cm" svg:y2="8.83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1.4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Lex Spoon</meta:initial-creator>
    <meta:creation-date>2009-12-02T13:32:48</meta:creation-date>
    <dc:creator>Lex Spoon</dc:creator>
    <dc:date>2009-12-02T17:08:15</dc:date>
    <meta:editing-cycles>5</meta:editing-cycles>
    <meta:editing-duration>PT38M53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